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976cm" fo:margin-left="-1.55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41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2.6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Roman No9 L" fo:font-size="18pt" fo:font-weight="bold" officeooo:rsid="00141853" officeooo:paragraph-rsid="001418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8pt" fo:font-weight="bold" officeooo:rsid="00141853" officeooo:paragraph-rsid="001418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8pt" fo:font-weight="bold" officeooo:rsid="00170f95" officeooo:paragraph-rsid="00170f9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Roman No9 L" fo:font-size="18pt" fo:font-weight="bold" officeooo:rsid="0026ad3e" officeooo:paragraph-rsid="0026ad3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18pt" fo:font-weight="normal" officeooo:rsid="00170f95" officeooo:paragraph-rsid="00170f9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8pt" fo:font-weight="normal" officeooo:rsid="001757b9" officeooo:paragraph-rsid="001757b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Nimbus Roman No9 L" fo:font-size="18pt" fo:font-weight="normal" officeooo:rsid="001a2042" officeooo:paragraph-rsid="001a2042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Nimbus Roman No9 L" fo:font-size="18pt" fo:font-weight="normal" officeooo:rsid="0026ad3e" officeooo:paragraph-rsid="0026ad3e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 Roman No9 L" fo:font-size="18pt" officeooo:rsid="001acd8e" officeooo:paragraph-rsid="001acd8e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Nimbus Roman No9 L" fo:font-size="18pt" officeooo:rsid="001c64d5" officeooo:paragraph-rsid="001c64d5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Nimbus Roman No9 L" fo:font-size="18pt" officeooo:rsid="001e5d13" officeooo:paragraph-rsid="001e5d13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Nimbus Roman No9 L" fo:font-size="18pt" officeooo:rsid="001fad53" officeooo:paragraph-rsid="001fad53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Nimbus Roman No9 L" fo:font-size="18pt" officeooo:rsid="00200a85" officeooo:paragraph-rsid="00200a85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Nimbus Roman No9 L" fo:font-size="18pt" officeooo:rsid="00202ddc" officeooo:paragraph-rsid="00202ddc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Nimbus Roman No9 L" fo:font-size="18pt" officeooo:rsid="00205a8f" officeooo:paragraph-rsid="00205a8f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Nimbus Roman No9 L" fo:font-size="18pt" officeooo:rsid="00223050" officeooo:paragraph-rsid="00223050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18pt" officeooo:rsid="00236edc" officeooo:paragraph-rsid="00236edc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Nimbus Roman No9 L" fo:font-size="18pt" officeooo:rsid="00241d56" officeooo:paragraph-rsid="00241d56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Nimbus Roman No9 L" fo:font-size="18pt" officeooo:rsid="0024b278" officeooo:paragraph-rsid="0024b278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Nimbus Roman No9 L" fo:font-size="18pt" officeooo:rsid="0025236a" officeooo:paragraph-rsid="0025236a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Nimbus Roman No9 L" fo:font-size="18pt" officeooo:rsid="0026ad3e" officeooo:paragraph-rsid="0026ad3e" style:font-size-asian="18pt" style:font-size-complex="18pt"/>
    </style:style>
    <style:style style:name="P22" style:family="paragraph" style:parent-style-name="Standard" style:list-style-name="L1">
      <style:paragraph-properties fo:text-align="center" style:justify-single-word="false"/>
      <style:text-properties style:font-name="Nimbus Roman No9 L" fo:font-size="18pt" fo:font-weight="normal" officeooo:rsid="00395d7e" officeooo:paragraph-rsid="0026ad3e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Nimbus Roman No9 L" fo:font-size="18pt" officeooo:rsid="001fad53" officeooo:paragraph-rsid="001fad53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Nimbus Roman No9 L" fo:font-size="18pt" officeooo:rsid="0027c6f8" officeooo:paragraph-rsid="0027c6f8" style:font-size-asian="18pt" style:font-size-complex="18pt"/>
    </style:style>
    <style:style style:name="T1" style:family="text">
      <style:text-properties officeooo:rsid="00202ddc"/>
    </style:style>
    <style:style style:name="T2" style:family="text">
      <style:text-properties officeooo:rsid="0020eeea"/>
    </style:style>
    <style:style style:name="T3" style:family="text">
      <style:text-properties officeooo:rsid="002867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Chapter</text:p>
          </table:table-cell>
          <table:table-cell table:style-name="Table1.A1" office:value-type="string">
            <text:p text:style-name="P3">What to discuss</text:p>
          </table:table-cell>
          <table:table-cell table:style-name="Table1.A1" office:value-type="string">
            <text:p text:style-name="P3">Old Page No</text:p>
          </table:table-cell>
          <table:table-cell table:style-name="Table1.E1" office:value-type="string">
            <text:p text:style-name="P3">New Page No</text:p>
          </table:table-cell>
        </table:table-row>
        <table:table-row>
          <table:table-cell table:style-name="Table1.A2" table:number-rows-spanned="4" office:value-type="string">
            <text:p text:style-name="P5"/>
            <text:p text:style-name="P5"/>
            <text:p text:style-name="P5">1</text:p>
          </table:table-cell>
          <table:table-cell table:style-name="Table1.A2" table:number-rows-spanned="4" office:value-type="string">
            <text:p text:style-name="P2"/>
            <text:p text:style-name="P2"/>
            <text:p text:style-name="P2">Introduction</text:p>
          </table:table-cell>
          <table:table-cell table:style-name="Table1.A2" office:value-type="string">
            <text:p text:style-name="P6">Higgs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1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7">i jets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7">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7">Chapter 6 : removed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7">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7">Chapter 7 : rephrased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7">4</text:p>
          </table:table-cell>
        </table:table-row>
        <table:table-row>
          <table:table-cell table:style-name="Table1.A2" table:number-rows-spanned="7" office:value-type="string">
            <text:p text:style-name="P5"/>
            <text:p text:style-name="P5"/>
            <text:p text:style-name="P5"/>
            <text:p text:style-name="P5">5</text:p>
          </table:table-cell>
          <table:table-cell table:style-name="Table1.A2" table:number-rows-spanned="7" office:value-type="string">
            <text:p text:style-name="P2"/>
            <text:p text:style-name="P2"/>
            <text:p text:style-name="P2"/>
            <text:p text:style-name="P2">Measurement</text:p>
          </table:table-cell>
          <table:table-cell table:style-name="Table1.A2" office:value-type="string">
            <text:p text:style-name="P9">Rephrased n = 2 and 3</text:p>
          </table:table-cell>
          <table:table-cell table:style-name="Table1.A2" office:value-type="string">
            <text:p text:style-name="P9">70</text:p>
          </table:table-cell>
          <table:table-cell table:style-name="Table1.E2" office:value-type="string">
            <text:p text:style-name="P9">76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9">Range : less than in whole thesis</text:p>
          </table:table-cell>
          <table:table-cell table:style-name="Table1.A2" office:value-type="string">
            <text:p text:style-name="P9">70</text:p>
          </table:table-cell>
          <table:table-cell table:style-name="Table1.E2" office:value-type="string">
            <text:p text:style-name="P9">76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0">Scaling factors</text:p>
          </table:table-cell>
          <table:table-cell table:style-name="Table1.A2" office:value-type="string">
            <text:p text:style-name="P10">86</text:p>
          </table:table-cell>
          <table:table-cell table:style-name="Table1.E2" office:value-type="string">
            <text:p text:style-name="P10">9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0">Gauss function</text:p>
          </table:table-cell>
          <table:table-cell table:style-name="Table1.A2" office:value-type="string">
            <text:p text:style-name="P10">86</text:p>
          </table:table-cell>
          <table:table-cell table:style-name="Table1.E2" office:value-type="string">
            <text:p text:style-name="P10">93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1">Response Matrix rephrased</text:p>
          </table:table-cell>
          <table:table-cell table:style-name="Table1.A2" office:value-type="string">
            <text:p text:style-name="P11">92</text:p>
          </table:table-cell>
          <table:table-cell table:style-name="Table1.E2" office:value-type="string">
            <text:p text:style-name="P11">9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2">Sources in appendix</text:p>
          </table:table-cell>
          <table:table-cell table:style-name="Table1.A2" office:value-type="string">
            <text:p text:style-name="P12">103</text:p>
          </table:table-cell>
          <table:table-cell table:style-name="Table1.E2" office:value-type="string">
            <text:p text:style-name="P12">10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4"><text:span text:style-name="T3">Flavor JEC</text:span> : No Ref 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table:number-rows-spanned="4" office:value-type="string">
            <text:p text:style-name="P5"/>
            <text:p text:style-name="P5"/>
            <text:p text:style-name="P5">6</text:p>
          </table:table-cell>
          <table:table-cell table:style-name="Table1.A2" table:number-rows-spanned="4" office:value-type="string">
            <text:p text:style-name="P2"/>
            <text:p text:style-name="P2"/>
            <text:p text:style-name="P2">Theory</text:p>
          </table:table-cell>
          <table:table-cell table:style-name="Table1.A2" office:value-type="string">
            <text:p text:style-name="P13"><text:s/>NLO <text:span text:style-name="T1">r</text:span>ephrased</text:p>
          </table:table-cell>
          <table:table-cell table:style-name="Table1.A2" office:value-type="string">
            <text:p text:style-name="P13">109</text:p>
          </table:table-cell>
          <table:table-cell table:style-name="Table1.E2" office:value-type="string">
            <text:p text:style-name="P13">1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NLOJet++ <text:span text:style-name="T1">r</text:span>ephrased</text:p>
          </table:table-cell>
          <table:table-cell table:style-name="Table1.A2" office:value-type="string">
            <text:p text:style-name="P13">109</text:p>
          </table:table-cell>
          <table:table-cell table:style-name="Table1.E2" office:value-type="string">
            <text:p text:style-name="P13">1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Series rephrased</text:p>
          </table:table-cell>
          <table:table-cell table:style-name="Table1.A2" office:value-type="string">
            <text:p text:style-name="P14">116</text:p>
          </table:table-cell>
          <table:table-cell table:style-name="Table1.E2" office:value-type="string">
            <text:p text:style-name="P15">12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Better visibility : PAS : <text:span text:style-name="T2">better comparisons</text:span></text:p>
          </table:table-cell>
          <table:table-cell table:style-name="Table1.A2" office:value-type="string">
            <text:p text:style-name="P15">122</text:p>
          </table:table-cell>
          <table:table-cell table:style-name="Table1.E2" office:value-type="string">
            <text:p text:style-name="P16">127</text:p>
          </table:table-cell>
        </table:table-row>
        <table:table-row>
          <table:table-cell table:style-name="Table1.A2" table:number-rows-spanned="3" office:value-type="string">
            <text:p text:style-name="P8"/>
            <text:p text:style-name="P8"/>
            <text:p text:style-name="P8">7</text:p>
          </table:table-cell>
          <table:table-cell table:style-name="Table1.A2" table:number-rows-spanned="3" office:value-type="string">
            <text:p text:style-name="P4"/>
            <text:p text:style-name="P4"/>
            <text:p text:style-name="P4">Alphas</text:p>
          </table:table-cell>
          <table:table-cell table:style-name="Table1.A2" office:value-type="string">
            <text:list xml:id="list3405133110246929873" text:style-name="L1">
              <text:list-header>
                <text:p text:style-name="P22"><text:s/>as a function of httwo, up to at NLO ?</text:p>
              </text:list-header>
            </text:list>
          </table:table-cell>
          <table:table-cell table:style-name="Table1.A2" office:value-type="string">
            <text:p text:style-name="P21">125</text:p>
          </table:table-cell>
          <table:table-cell table:style-name="Table1.E2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Results rephrased</text:p>
          </table:table-cell>
          <table:table-cell table:style-name="Table1.A2" office:value-type="string">
            <text:p text:style-name="P17">136</text:p>
          </table:table-cell>
          <table:table-cell table:style-name="Table1.E2" office:value-type="string">
            <text:p text:style-name="P17">14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Procedure : explained</text:p>
          </table:table-cell>
          <table:table-cell table:style-name="Table1.A2" office:value-type="string">
            <text:p text:style-name="P18">136</text:p>
          </table:table-cell>
          <table:table-cell table:style-name="Table1.E2" office:value-type="string">
            <text:p text:style-name="P19">142</text:p>
          </table:table-cell>
        </table:table-row>
        <table:table-row>
          <table:table-cell table:style-name="Table1.A2" table:number-rows-spanned="2" office:value-type="string">
            <text:p text:style-name="P5"/>
            <text:p text:style-name="P5">8</text:p>
          </table:table-cell>
          <table:table-cell table:style-name="Table1.A2" table:number-rows-spanned="2" office:value-type="string">
            <text:p text:style-name="P2"/>
            <text:p text:style-name="P2">Summary</text:p>
          </table:table-cell>
          <table:table-cell table:style-name="Table1.A2" office:value-type="string">
            <text:p text:style-name="P19">Range already defined</text:p>
          </table:table-cell>
          <table:table-cell table:style-name="Table1.A2" office:value-type="string">
            <text:p text:style-name="P19">142</text:p>
          </table:table-cell>
          <table:table-cell table:style-name="Table1.E2" office:value-type="string">
            <text:p text:style-name="P19">14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0">Results rephrased</text:p>
          </table:table-cell>
          <table:table-cell table:style-name="Table1.A2" office:value-type="string">
            <text:p text:style-name="P20">143</text:p>
          </table:table-cell>
          <table:table-cell table:style-name="Table1.E2" office:value-type="string">
            <text:p text:style-name="P20">14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28:26.081972888</meta:creation-date>
    <dc:date>2018-03-17T12:42:58.034515079</dc:date>
    <meta:editing-duration>P1DT22H7M45S</meta:editing-duration>
    <meta:editing-cycles>25</meta:editing-cycles>
    <meta:generator>LibreOffice/5.1.6.2$Linux_X86_64 LibreOffice_project/10m0$Build-2</meta:generator>
    <meta:document-statistic meta:table-count="1" meta:image-count="0" meta:object-count="0" meta:page-count="1" meta:paragraph-count="72" meta:word-count="130" meta:character-count="584" meta:non-whitespace-character-count="523"/>
  </office:meta>
</office:document-meta>
</file>